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NewRoman,Bold" fo:font-size="16pt" fo:font-weight="bold" style:font-size-asian="16pt" style:font-weight-asian="bold"/>
    </style:style>
    <style:style style:name="T2" style:family="text">
      <style:text-properties style:font-name="TimesNewRoman,Bold" fo:font-size="14pt" fo:font-weight="bold" style:font-size-asian="14pt" style:font-weight-asian="bold"/>
    </style:style>
    <style:style style:name="T3" style:family="text">
      <style:text-properties style:font-name="TimesNewRoman" fo:font-size="16pt" style:font-size-asian="16pt"/>
    </style:style>
    <style:style style:name="T4" style:family="text">
      <style:text-properties style:font-name="TimesNewRoman" fo:font-size="13pt" style:font-size-asian="13pt"/>
    </style:style>
    <style:style style:name="T5" style:family="text">
      <style:text-properties style:font-name="TimesNewRoman" fo:font-size="11pt" style:font-size-asian="11pt"/>
    </style:style>
    <style:style style:name="T6" style:family="text">
      <style:text-properties style:font-name="Times New Roman" fo:font-size="16pt" style:font-size-asian="16pt"/>
    </style:style>
    <style:style style:name="T7" style:family="text">
      <style:text-properties style:font-name="Times New Roman" fo:font-size="14pt" style:font-size-asian="14pt"/>
    </style:style>
    <style:style style:name="T8" style:family="text">
      <style:text-properties style:font-name="Times New Roman" fo:font-size="14pt" fo:font-weight="bold" style:font-size-asian="14pt" style:font-weight-asian="bold"/>
    </style:style>
    <style:style style:name="T9" style:family="text">
      <style:text-properties style:font-name="Times New Roman" fo:font-size="13pt" style:font-size-asian="13pt"/>
    </style:style>
    <style:style style:name="T10" style:family="text">
      <style:text-properties style:font-name="Times New Roman" fo:font-size="13pt" fo:font-weight="bold" style:font-size-asian="13pt" style:font-weight-asian="bold"/>
    </style:style>
    <style:style style:name="T11" style:family="text">
      <style:text-properties style:font-name="Times New Roman" fo:font-size="11pt" style:font-size-asian="11pt"/>
    </style:style>
    <style:style style:name="T12" style:family="text">
      <style:text-properties style:font-name="Times New Roman" fo:font-size="12pt" style:font-size-asian="12pt"/>
    </style:style>
    <style:style style:name="T13" style:family="text">
      <style:text-properties style:font-name="Times New Roman" fo:font-size="9pt" fo:font-weight="bold" style:font-size-asian="9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 вопросу об оценке содержания информации на фотографиях с</text:span></text:p>
      <text:p text:style-name="P1"><text:span text:style-name="T1">использованием различных неживых систем</text:span></text:p>
      <text:p text:style-name="P1"><text:span text:style-name="T3">Лаптев Б</text:span><text:span text:style-name="T6">.</text:span><text:span text:style-name="T3">И</text:span><text:span text:style-name="T6">., </text:span><text:span text:style-name="T3">Сидоренко Г</text:span><text:span text:style-name="T6">.</text:span><text:span text:style-name="T3">Н</text:span><text:span text:style-name="T6">., </text:span><text:span text:style-name="T3">Шкатов В</text:span><text:span text:style-name="T6">.</text:span><text:span text:style-name="T3">Т</text:span><text:span text:style-name="T6">., </text:span><text:span text:style-name="T3">Шкатов П</text:span><text:span text:style-name="T6">.</text:span><text:span text:style-name="T3">В</text:span><text:span text:style-name="T6">.</text:span></text:p>
      <text:p text:style-name="P1"><text:span text:style-name="T7">bornovo@gmail.com</text:span></text:p>
      <text:p text:style-name="P1"><text:span text:style-name="T4">В последние годы все возрастающее внимание исследователей привлекает изучение</text:span></text:p>
      <text:p text:style-name="P1"><text:span text:style-name="T4">информационных взаимодействий </text:span><text:span text:style-name="T9">(</text:span><text:span text:style-name="T4">воздействий</text:span><text:span text:style-name="T9">), </text:span><text:span text:style-name="T4">механизмов передачи информации</text:span></text:p>
      <text:p text:style-name="P1"><text:span text:style-name="T4">между объектами в живой и неживой природе</text:span><text:span text:style-name="T9">, </text:span><text:span text:style-name="T4">разработка методов и аппаратов для</text:span></text:p>
      <text:p text:style-name="P1"><text:span text:style-name="T4">оценки содержания информации</text:span><text:span text:style-name="T9">, </text:span><text:span text:style-name="T4">находящейся у </text:span><text:span text:style-name="T9">(</text:span><text:span text:style-name="T4">внутри и снаружи</text:span><text:span text:style-name="T9">) </text:span><text:span text:style-name="T4">объектов</text:span><text:span text:style-name="T9">. </text:span><text:span text:style-name="T4">Одной</text:span></text:p>
      <text:p text:style-name="P1"><text:span text:style-name="T4">из важных задач в этом направлении является дальнейшее изучение возможности</text:span></text:p>
      <text:p text:style-name="P1"><text:span text:style-name="T4">оценивать </text:span><text:span text:style-name="T9">(</text:span><text:span text:style-name="T4">изучать</text:span><text:span text:style-name="T9">) </text:span><text:span text:style-name="T4">информационное воздействие </text:span><text:span text:style-name="T9">(</text:span><text:span text:style-name="T4">содержания информации</text:span><text:span text:style-name="T9">) </text:span><text:span text:style-name="T4">объекта</text:span></text:p>
      <text:p text:style-name="P1"><text:span text:style-name="T4">не только непосредственно</text:span><text:span text:style-name="T9">, </text:span><text:span text:style-name="T4">но и по его фотографии</text:span><text:span text:style-name="T9">. </text:span><text:span text:style-name="T4">Положительные результаты в</text:span></text:p>
      <text:p text:style-name="P1"><text:span text:style-name="T4">этом направлении были получены с использованием аппаратов для изучения </text:span><text:span text:style-name="T9">«</text:span><text:span text:style-name="T4">тонко</text:span><text:span text:style-name="T9">-</text:span></text:p>
      <text:p text:style-name="P1"><text:span text:style-name="T4">полевых</text:span><text:span text:style-name="T9">» </text:span><text:span text:style-name="T4">свойств объектов и связей между ними </text:span><text:span text:style-name="T9">– </text:span><text:span text:style-name="T4">торсимеров </text:span><text:span text:style-name="T9">[1, 2 </text:span><text:span text:style-name="T4">и др</text:span><text:span text:style-name="T9">.]. </text:span><text:span text:style-name="T4">Однако</text:span></text:p>
      <text:p text:style-name="P1"><text:span text:style-name="T4">при работе с указанными аппаратами могут возникать значительные трудности</text:span><text:span text:style-name="T9">, </text:span><text:span text:style-name="T4">в</text:span></text:p>
      <text:p text:style-name="P1"><text:span text:style-name="T4">частности</text:span><text:span text:style-name="T9">, </text:span><text:span text:style-name="T4">при многократном повторении исследований</text:span><text:span text:style-name="T9">.</text:span></text:p>
      <text:p text:style-name="P1"><text:span text:style-name="T4">Цель работы </text:span><text:span text:style-name="T9">– </text:span><text:span text:style-name="T4">дальнейшее изучение возможностей оценки направленности и</text:span></text:p>
      <text:p text:style-name="P1"><text:span text:style-name="T4">содержания информации различных объектов с использованием торсимера Египет и</text:span></text:p>
      <text:p text:style-name="P1"><text:span text:style-name="T4">метода </text:span><text:span text:style-name="T9">«</text:span><text:span text:style-name="T4">высыхающей капли</text:span><text:span text:style-name="T9">».</text:span></text:p>
      <text:p text:style-name="P1"><text:span text:style-name="T1">Материал и методы</text:span></text:p>
      <text:p text:style-name="P1"><text:span text:style-name="T4">В исследовании использовали шары из стекла </text:span><text:span text:style-name="T9">(</text:span><text:span text:style-name="T4">диаметром </text:span><text:span text:style-name="T9">60 </text:span><text:span text:style-name="T4">мм</text:span><text:span text:style-name="T9">), </text:span><text:span text:style-name="T4">пирамиду и ее</text:span></text:p>
      <text:p text:style-name="P1"><text:span text:style-name="T4">фотографии</text:span><text:span text:style-name="T9">, </text:span><text:span text:style-name="T4">напечатанные на цветном принтере</text:span><text:span text:style-name="T9">, </text:span><text:span text:style-name="T4">а также изображения треугольника</text:span><text:span text:style-name="T9">,</text:span></text:p>
      <text:p text:style-name="P1"><text:span text:style-name="T4">круга и цветные фото различных объемных предметов</text:span><text:span text:style-name="T9">, </text:span><text:span text:style-name="T4">компоненты которых</text:span></text:p>
      <text:p text:style-name="P1"><text:span text:style-name="T4">содержали треугольники и округлые формы</text:span><text:span text:style-name="T9">.</text:span></text:p>
      <text:p text:style-name="P1"><text:span text:style-name="T4">В качестве одного из методов регистрации содержания информации реальных</text:span></text:p>
      <text:p text:style-name="P1"><text:span text:style-name="T4">объектов и на их фотографиях использовали торсимер </text:span><text:span text:style-name="T9">«</text:span><text:span text:style-name="T4">Египет</text:span><text:span text:style-name="T9">». </text:span><text:span text:style-name="T4">Каждый объект</text:span></text:p>
      <text:p text:style-name="P1"><text:span text:style-name="T4">измеряли не менее чем </text:span><text:span text:style-name="T9">7 </text:span><text:span text:style-name="T4">раз</text:span><text:span text:style-name="T9">, </text:span><text:span text:style-name="T4">а полученные значения усредняли</text:span><text:span text:style-name="T9">.</text:span></text:p>
      <text:p text:style-name="P1"><text:span text:style-name="T4">Второй физико</text:span><text:span text:style-name="T9">-</text:span><text:span text:style-name="T4">химический метод</text:span><text:span text:style-name="T9">, </text:span><text:span text:style-name="T4">используемый в работе</text:span><text:span text:style-name="T9">, </text:span><text:span text:style-name="T4">заключался в</text:span></text:p>
      <text:p text:style-name="P1"><text:span text:style-name="T4">определении количества кристаллов правильной формы</text:span><text:span text:style-name="T9">, </text:span><text:span text:style-name="T4">образующихся на</text:span></text:p>
      <text:p text:style-name="P1"><text:span text:style-name="T4">предметном стекле после высыхания на нем капли свежей морской воды</text:span></text:p>
      <text:p text:style-name="P1"><text:span text:style-name="T4">Адриатического моря или растворов солей </text:span><text:span text:style-name="T9">(</text:span><text:span text:style-name="T4">метод </text:span><text:span text:style-name="T9">«</text:span><text:span text:style-name="T4">высыхающей капли</text:span><text:span text:style-name="T9">»). </text:span><text:span text:style-name="T4">Для</text:span></text:p>
      <text:p text:style-name="P1"><text:span text:style-name="T4">анализа каждого объекта использовали не менее </text:span><text:span text:style-name="T9">6 </text:span><text:span text:style-name="T4">высохших капель раствора</text:span><text:span text:style-name="T9">.</text:span></text:p>
      <text:p text:style-name="P1"><text:span text:style-name="T4">В контроле предметные стекла устанавливали на белой бумаге</text:span><text:span text:style-name="T9">, </text:span><text:span text:style-name="T4">а в опытах </text:span><text:span text:style-name="T9">– </text:span><text:span text:style-name="T4">у</text:span></text:p>
      <text:p text:style-name="P1"><text:span text:style-name="T4">реальных объектов или на их изображениях</text:span><text:span text:style-name="T9">, </text:span><text:span text:style-name="T4">напечатанных на цветном принтере</text:span></text:p>
      <text:p text:style-name="P1"><text:span text:style-name="T4">размером </text:span><text:span text:style-name="T9">40</text:span><text:span text:style-name="T4">х</text:span><text:span text:style-name="T9">40 </text:span><text:span text:style-name="T4">мм</text:span><text:span text:style-name="T9">. </text:span><text:span text:style-name="T4">После высыхания капли кристаллы на стеклах фотографировали</text:span></text:p>
      <text:p text:style-name="P1"><text:span text:style-name="T4">фотоаппаратом </text:span><text:span text:style-name="T9">OLIMPUS (6 megapixel </text:span><text:span text:style-name="T4">в режиме супермакро</text:span><text:span text:style-name="T9">). </text:span><text:span text:style-name="T4">Полученные снимки</text:span></text:p>
      <text:p text:style-name="P1"><text:span text:style-name="T4">обрабатывали с использованием программы С</text:span><text:span text:style-name="T9">orelDRAW 11.</text:span></text:p>
      <text:p text:style-name="P1"><text:span text:style-name="T5">Торсионные поля и информационные взаимодействия </text:span><text:span text:style-name="T11">– 2009</text:span></text:p>
      <text:p text:style-name="P1"><text:span text:style-name="T12">151</text:span></text:p>
      <text:p text:style-name="P1"><text:span text:style-name="T1">Результаты и обсуждение</text:span></text:p>
      <text:p text:style-name="P1"><text:span text:style-name="T4">В первой серии опытов было оценено влияние стеклянного шара на</text:span></text:p>
      <text:p text:style-name="P1"><text:span text:style-name="T4">кристаллообразование в высыхающей капле</text:span><text:span text:style-name="T9">. </text:span><text:span text:style-name="T4">В табл</text:span><text:span text:style-name="T9">. 1 </text:span><text:span text:style-name="T4">приведены данные о</text:span></text:p>
      <text:p text:style-name="P1"><text:span text:style-name="T4">количестве кристаллов правильной формы </text:span><text:span text:style-name="T9">(</text:span><text:span text:style-name="T4">в высохшей капле</text:span><text:span text:style-name="T9">) </text:span><text:span text:style-name="T4">на стеклах</text:span><text:span text:style-name="T9">, </text:span><text:span text:style-name="T4">удаленных</text:span></text:p>
      <text:p text:style-name="P1"><text:span text:style-name="T4">на различное расстояние от шара</text:span><text:span text:style-name="T9">.</text:span></text:p>
      <text:p text:style-name="P1"><text:span text:style-name="T4">Оказалось</text:span><text:span text:style-name="T9">, </text:span><text:span text:style-name="T4">что количество кристаллов правильной формы в высохшей капле</text:span></text:p>
      <text:p text:style-name="P1"><text:soft-page-break/><text:span text:style-name="T4">изменяется в зависимости от расстояния от шара</text:span><text:span text:style-name="T9">. </text:span><text:span text:style-name="T4">Так</text:span><text:span text:style-name="T9">, </text:span><text:span text:style-name="T4">в капле</text:span><text:span text:style-name="T9">, </text:span><text:span text:style-name="T4">находящейся на</text:span></text:p>
      <text:p text:style-name="P1"><text:span text:style-name="T4">расстоянии </text:span><text:span text:style-name="T9">10 </text:span><text:span text:style-name="T4">мм от шара</text:span><text:span text:style-name="T9">, </text:span><text:span text:style-name="T4">число кристаллов было несколько больше</text:span><text:span text:style-name="T9">, </text:span><text:span text:style-name="T4">чем в контроле</text:span><text:span text:style-name="T9">.</text:span></text:p>
      <text:p text:style-name="P1"><text:span text:style-name="T4">При удалении капли от шара на расстояние </text:span><text:span text:style-name="T9">35 </text:span><text:span text:style-name="T4">мм число кристаллов в ней снижалось</text:span></text:p>
      <text:p text:style-name="P1"><text:span text:style-name="T4">по отношению к предыдущему результату на </text:span><text:span text:style-name="T9">18% (</text:span><text:span text:style-name="T4">Р</text:span><text:span text:style-name="T9">&lt;0,05).</text:span></text:p>
      <text:p text:style-name="P1"><text:span text:style-name="T5">Табл</text:span><text:span text:style-name="T11">.1. </text:span><text:span text:style-name="T5">Влияние стеклянного шара на количество кристаллов в высыхающей капле</text:span><text:span text:style-name="T11">.</text:span></text:p>
      <text:p text:style-name="P1"><text:span text:style-name="T2">Расстояние Контроль от шара </text:span><text:span text:style-name="T8">(</text:span><text:span text:style-name="T2">мм</text:span><text:span text:style-name="T8">)</text:span></text:p>
      <text:p text:style-name="P1"><text:span text:style-name="T8">10 35 60</text:span></text:p>
      <text:p text:style-name="P1"><text:span text:style-name="T8">10,9+2,6 13,1+ 0,8 10,8+0,8</text:span></text:p>
      <text:p text:style-name="P1"><text:span text:style-name="T2">Р</text:span><text:span text:style-name="T13">2,3</text:span><text:span text:style-name="T8">&lt;0,05</text:span></text:p>
      <text:p text:style-name="P1"><text:span text:style-name="T8">11,4+0,8</text:span></text:p>
      <text:p text:style-name="P1"><text:span text:style-name="T8">12 2 3 5</text:span></text:p>
      <text:p text:style-name="P1"><text:span text:style-name="T4">Во второй серии опытов было изучение влияние изображения круга и треугольника</text:span></text:p>
      <text:p text:style-name="P1"><text:span text:style-name="T4">на кристаллообразование в высыхающей капле </text:span><text:span text:style-name="T9">(</text:span><text:span text:style-name="T4">табл</text:span><text:span text:style-name="T9">. 2). </text:span><text:span text:style-name="T4">В высыхающей капле на</text:span></text:p>
      <text:p text:style-name="P1"><text:span text:style-name="T4">предметном стекле</text:span><text:span text:style-name="T9">, </text:span><text:span text:style-name="T4">установленном над изображением треугольника</text:span><text:span text:style-name="T9">, </text:span><text:span text:style-name="T4">количество</text:span></text:p>
      <text:p text:style-name="P1"><text:span text:style-name="T4">кристаллов было меньше</text:span><text:span text:style-name="T9">, </text:span><text:span text:style-name="T4">по сравнению с контролем </text:span><text:span text:style-name="T9">(</text:span><text:span text:style-name="T4">на </text:span><text:span text:style-name="T9">46%) </text:span><text:span text:style-name="T4">и по сравнению с</text:span></text:p>
      <text:p text:style-name="P1"><text:span text:style-name="T4">изображением круга </text:span><text:span text:style-name="T9">(</text:span><text:span text:style-name="T4">на </text:span><text:span text:style-name="T9">44%).</text:span></text:p>
      <text:p text:style-name="P1"><text:span text:style-name="T5">Табл</text:span><text:span text:style-name="T11">.2. </text:span><text:span text:style-name="T5">Влияние изображения круга и треугольника на количество кристаллов в</text:span></text:p>
      <text:p text:style-name="P1"><text:span text:style-name="T5">высыхающей капле</text:span><text:span text:style-name="T11">.</text:span></text:p>
      <text:p text:style-name="P1"><text:span text:style-name="T2">Контроль </text:span><text:span text:style-name="T8">1 </text:span><text:span text:style-name="T2">Треугольник Круг</text:span></text:p>
      <text:p text:style-name="P1"><text:span text:style-name="T8">13 +1,8</text:span></text:p>
      <text:p text:style-name="P1"><text:span text:style-name="T2">Р</text:span><text:span text:style-name="T13">1,2</text:span><text:span text:style-name="T8">&lt;0,01</text:span></text:p>
      <text:p text:style-name="P1"><text:span text:style-name="T8">7+0,9 12,6+1,7</text:span></text:p>
      <text:p text:style-name="P1"><text:span text:style-name="T2">Р</text:span><text:span text:style-name="T13">2,3</text:span><text:span text:style-name="T8">&lt;0,05</text:span></text:p>
      <text:p text:style-name="P1"><text:span text:style-name="T8">1 2 3</text:span></text:p>
      <text:p text:style-name="P1"><text:span text:style-name="T4">В третьей серии опытов было оценена корреляция изменений значений параметров</text:span><text:span text:style-name="T9">,</text:span></text:p>
      <text:p text:style-name="P1"><text:span text:style-name="T4">получаемых с использованием физико</text:span><text:span text:style-name="T9">-</text:span><text:span text:style-name="T4">химического метода и торсимера </text:span><text:span text:style-name="T9">«</text:span><text:span text:style-name="T4">Египет</text:span><text:span text:style-name="T9">».</text:span></text:p>
      <text:p text:style-name="P1"><text:span text:style-name="T4">Предметные стекла с высыхающими каплями устанавливали над изображениями</text:span></text:p>
      <text:p text:style-name="P1"><text:span text:style-name="T4">круга</text:span><text:span text:style-name="T9">, </text:span><text:span text:style-name="T4">треугольника</text:span><text:span text:style-name="T9">, </text:span><text:span text:style-name="T4">и фотографиями </text:span><text:span text:style-name="T9">3 </text:span><text:span text:style-name="T4">объемных объектов</text:span><text:span text:style-name="T9">. </text:span><text:span text:style-name="T4">Эти же объекты</text:span></text:p>
      <text:p text:style-name="P1"><text:span text:style-name="T4">измеряли с использованием лазерного канала торсимера</text:span><text:span text:style-name="T9">. </text:span><text:span text:style-name="T4">Оказалось</text:span><text:span text:style-name="T9">, </text:span><text:span text:style-name="T4">что получаемые</text:span></text:p>
      <text:p text:style-name="P1"><text:span text:style-name="T4">с использованием двух различных методов значения коррелировали между собой</text:span></text:p>
      <text:p text:style-name="P1"><text:span text:style-name="T9">(r=0,92; </text:span><text:span text:style-name="T4">Р</text:span><text:span text:style-name="T9">&lt;0,05).</text:span></text:p>
      <text:p text:style-name="P1"><text:span text:style-name="T4">Таким образом</text:span><text:span text:style-name="T9">, </text:span><text:span text:style-name="T4">на основании полученных результатов и данных проведённых ранее</text:span></text:p>
      <text:p text:style-name="P1"><text:span text:style-name="T4">исследований </text:span><text:span text:style-name="T9">[3 </text:span><text:span text:style-name="T4">и др</text:span><text:span text:style-name="T9">.] </text:span><text:span text:style-name="T4">можно заключить</text:span><text:span text:style-name="T9">, </text:span><text:span text:style-name="T4">что торсимер </text:span><text:span text:style-name="T9">«</text:span><text:span text:style-name="T4">Египет</text:span><text:span text:style-name="T9">» </text:span><text:span text:style-name="T4">и метод</text:span></text:p>
      <text:p text:style-name="P1"><text:span text:style-name="T9">«</text:span><text:span text:style-name="T4">высыхающей капли</text:span><text:span text:style-name="T9">» </text:span><text:span text:style-name="T4">раствора могут быть использованы для оценки содержания</text:span></text:p>
      <text:p text:style-name="P1"><text:span text:style-name="T4">информации о различных объектов как непосредственно</text:span><text:span text:style-name="T9">, </text:span><text:span text:style-name="T4">так и по их изображениям</text:span><text:span text:style-name="T9">.</text:span></text:p>
      <text:p text:style-name="P1"><text:span text:style-name="T4">Результаты данной работы также подтверждают сформулированные нами ранее</text:span></text:p>
      <text:p text:style-name="P1"><text:span text:style-name="T4">положения о том</text:span><text:span text:style-name="T9">, </text:span><text:span text:style-name="T4">что информация </text:span><text:span text:style-name="T9">– </text:span><text:span text:style-name="T4">это неэнергетическая </text:span><text:span text:style-name="T9">(</text:span><text:span text:style-name="T4">в традиционном смысле</text:span></text:p>
      <text:p text:style-name="P1"><text:span text:style-name="T5">Материалы международной научной конференции</text:span><text:span text:style-name="T11">. </text:span><text:span text:style-name="T5">Хоста</text:span><text:span text:style-name="T11">, </text:span><text:span text:style-name="T5">Сочи</text:span><text:span text:style-name="T11">, 25-29 </text:span><text:span text:style-name="T5">августа </text:span><text:span text:style-name="T11">2009 </text:span><text:span text:style-name="T5">г</text:span><text:span text:style-name="T11">.</text:span></text:p>
      <text:p text:style-name="P1"><text:span text:style-name="T12">152</text:span></text:p>
      <text:p text:style-name="P1"><text:span text:style-name="T4">этого слова</text:span><text:span text:style-name="T9">) </text:span><text:span text:style-name="T4">субстанция </text:span><text:span text:style-name="T9">(</text:span><text:span text:style-name="T4">воздействие</text:span><text:span text:style-name="T9">), </text:span><text:span text:style-name="T4">отражающая состав и свойства любого</text:span></text:p>
      <text:p text:style-name="P1"><text:span text:style-name="T4">объекта </text:span><text:span text:style-name="T9">(</text:span><text:span text:style-name="T4">веществ и полей</text:span><text:span text:style-name="T9">, </text:span><text:span text:style-name="T4">организмов</text:span><text:span text:style-name="T9">). </text:span><text:span text:style-name="T4">По отношению к материальным объектам</text:span></text:p>
      <text:p text:style-name="P1"><text:span text:style-name="T4">информация</text:span><text:span text:style-name="T10">, </text:span><text:span text:style-name="T4">по</text:span><text:span text:style-name="T9">-</text:span><text:span text:style-name="T4">видимому</text:span><text:span text:style-name="T9">, </text:span><text:span text:style-name="T4">находится как внутри материального объекта</text:span><text:span text:style-name="T9">, </text:span><text:span text:style-name="T4">так и вне</text:span></text:p>
      <text:p text:style-name="P1"><text:span text:style-name="T4">его на неопределенно большом расстоянии</text:span><text:span text:style-name="T9">. </text:span><text:span text:style-name="T4">Это подтверждают приведенные выше</text:span></text:p>
      <text:p text:style-name="P1"><text:span text:style-name="T4">результаты опытов с шаром</text:span><text:span text:style-name="T9">, </text:span><text:span text:style-name="T4">другими объектами</text:span><text:span text:style-name="T9">.</text:span></text:p>
      <text:p text:style-name="P1"><text:span text:style-name="T4">Информация об объекте может быть представлена </text:span><text:span text:style-name="T9">(</text:span><text:span text:style-name="T4">записана</text:span><text:span text:style-name="T9">, </text:span><text:span text:style-name="T4">закодирована</text:span><text:span text:style-name="T9">) </text:span><text:span text:style-name="T4">на</text:span></text:p>
      <text:p text:style-name="P1"><text:soft-page-break/><text:span text:style-name="T4">носителе</text:span><text:span text:style-name="T9">. </text:span><text:span text:style-name="T4">В данной работе она была представлена на фотографиях различных</text:span></text:p>
      <text:p text:style-name="P1"><text:span text:style-name="T4">объектов исследования</text:span><text:span text:style-name="T9">.</text:span></text:p>
      <text:p text:style-name="P1"><text:span text:style-name="T1">Список литературы</text:span></text:p>
      <text:p text:style-name="P1"><text:span text:style-name="T9">1. </text:span><text:span text:style-name="T4">Шкатов В</text:span><text:span text:style-name="T9">.</text:span><text:span text:style-name="T4">Т</text:span><text:span text:style-name="T9">. </text:span><text:span text:style-name="T4">Измерение торсионного контраста плоского изображения </text:span><text:span text:style-name="T9">//</text:span></text:p>
      <text:p text:style-name="P1"><text:span text:style-name="T4">Доклады </text:span><text:span text:style-name="T9">2-</text:span><text:span text:style-name="T4">го Международного конгресса</text:span><text:span text:style-name="T9">.- </text:span><text:span text:style-name="T4">Т</text:span><text:span text:style-name="T9">.2.- </text:span><text:span text:style-name="T4">Барнаул</text:span><text:span text:style-name="T9">.- </text:span><text:span text:style-name="T4">Изд</text:span><text:span text:style-name="T9">-</text:span><text:span text:style-name="T4">во АлтГТУ</text:span><text:span text:style-name="T9">,</text:span></text:p>
      <text:p text:style-name="P1"><text:span text:style-name="T9">1999. - </text:span><text:span text:style-name="T4">с</text:span><text:span text:style-name="T9">. 15-22.</text:span></text:p>
      <text:p text:style-name="P1"><text:span text:style-name="T9">2. </text:span><text:span text:style-name="T4">Шкатов В</text:span><text:span text:style-name="T9">.</text:span><text:span text:style-name="T4">Т</text:span><text:span text:style-name="T9">., </text:span><text:span text:style-name="T4">Лаптев Б</text:span><text:span text:style-name="T9">.</text:span><text:span text:style-name="T4">И</text:span><text:span text:style-name="T9">., </text:span><text:span text:style-name="T4">Сидоренко Г</text:span><text:span text:style-name="T9">.</text:span><text:span text:style-name="T4">Н</text:span><text:span text:style-name="T9">. </text:span><text:span text:style-name="T4">О дистанционной связи между</text:span></text:p>
      <text:p text:style-name="P1"><text:span text:style-name="T4">параметрами торсионного фазового портрета организма</text:span><text:span text:style-name="T9">, </text:span><text:span text:style-name="T4">измеряемого по</text:span></text:p>
      <text:p text:style-name="P1"><text:span text:style-name="T4">фотографии</text:span><text:span text:style-name="T9">, </text:span><text:span text:style-name="T4">и проводимостью его биологически активных точек </text:span><text:span text:style-name="T9">// </text:span><text:span text:style-name="T4">Доклады </text:span><text:span text:style-name="T9">5-</text:span></text:p>
      <text:p text:style-name="P1"><text:span text:style-name="T4">го Международного конгресса по биоинформационным и</text:span></text:p>
      <text:p text:style-name="P1"><text:span text:style-name="T4">энергоинформационным технологиям</text:span><text:span text:style-name="T9">.</text:span><text:span text:style-name="T4">Т</text:span><text:span text:style-name="T9">-2. /</text:span><text:span text:style-name="T4">Под редакцией П</text:span><text:span text:style-name="T9">.</text:span><text:span text:style-name="T4">И</text:span><text:span text:style-name="T9">.</text:span><text:span text:style-name="T4">Госькова</text:span><text:span text:style-name="T9">.–</text:span></text:p>
      <text:p text:style-name="P1"><text:span text:style-name="T4">Барнаул</text:span><text:span text:style-name="T9">.: </text:span><text:span text:style-name="T4">Изд</text:span><text:span text:style-name="T9">-</text:span><text:span text:style-name="T4">во АлтГТУ</text:span><text:span text:style-name="T9">. - 2002. - </text:span><text:span text:style-name="T4">с</text:span><text:span text:style-name="T9">. 38-39.</text:span></text:p>
      <text:p text:style-name="P1"><text:span text:style-name="T9">3. Laptev B. I., Sidorenko G. N, Škatov V. T., Gorlenko N. P. Delovanje informacij na</text:span></text:p>
      <text:p text:style-name="Standard"><text:span text:style-name="T9">žive in nežive sisteme.- Miš, 2007. - 194 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5T05:18:42.903000000</meta:creation-date>
    <dc:date>2021-05-05T05:19:08.711000000</dc:date>
    <meta:editing-duration>PT26S</meta:editing-duration>
    <meta:editing-cycles>1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103" meta:word-count="789" meta:character-count="5864" meta:non-whitespace-character-count="5173"/>
  </office:meta>
</office:document-meta>
</file>